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cm"/>
    </style:style>
    <style:style style:name="gr3" style:family="graphic" style:parent-style-name="standard">
      <style:graphic-properties draw:stroke="none" draw:fill="none" fo:min-height="0.945cm" fo:min-width="3.06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6.699cm" fo:padding-top="0.2cm" fo:padding-bottom="0.2cm" fo:padding-left="0.4cm" fo:padding-right="0.4cm" fo:wrap-option="wrap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199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0.599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6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281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6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2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33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1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501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1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34cm" fo:padding-top="0.2cm" fo:padding-bottom="0.2cm" fo:padding-left="0.4cm" fo:padding-right="0.4cm" fo:wrap-option="wrap" draw:shadow="hidden"/>
    </style:style>
    <style:style style:name="gr2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01cm" fo:padding-top="0.2cm" fo:padding-bottom="0.2cm" fo:padding-left="0.4cm" fo:padding-right="0.4cm" fo:wrap-option="wrap" draw:shadow="hidden"/>
    </style:style>
    <style:style style:name="gr2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cm" fo:padding-top="0.2cm" fo:padding-bottom="0.2cm" fo:padding-left="0.4cm" fo:padding-right="0.4cm" fo:wrap-option="wrap" draw:shadow="hidden"/>
    </style:style>
    <style:style style:name="gr2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0.1cm" fo:padding-top="0.2cm" fo:padding-bottom="0.2cm" fo:padding-left="0.4cm" fo:padding-right="0.4cm" fo:wrap-option="wrap" draw:shadow="hidden"/>
    </style:style>
    <style:style style:name="gr2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1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fo:min-height="3.023cm"/>
    </style:style>
    <style:style style:name="pr6" style:family="presentation" style:parent-style-name="По_20_подразбиране-outline1">
      <style:graphic-properties draw:fill-color="#ffffff" fo:min-height="14.825cm"/>
    </style:style>
    <style:style style:name="pr7" style:family="presentation" style:parent-style-name="По_20_подразбиране-notes">
      <style:graphic-properties draw:fill-color="#ffffff" fo:min-height="12.539cm"/>
    </style:style>
    <style:style style:name="pr8" style:family="presentation" style:parent-style-name="По_20_подразбиране-outline1">
      <style:graphic-properties draw:fill-color="#ffffff" fo:min-height="16.05cm"/>
    </style:style>
    <style:style style:name="pr9" style:family="presentation" style:parent-style-name="По_20_подразбиране-outline1">
      <style:graphic-properties draw:fill-color="#ffffff" fo:min-height="15.5cm"/>
    </style:style>
    <style:style style:name="pr10" style:family="presentation" style:parent-style-name="По_20_подразбиране-outline1">
      <style:graphic-properties draw:fill-color="#ffffff" fo:min-height="13.847cm"/>
    </style:style>
    <style:style style:name="pr11" style:family="presentation" style:parent-style-name="По_20_подразбиране-outline1">
      <style:graphic-properties draw:fill-color="#ffffff" fo:min-height="14cm"/>
    </style:style>
    <style:style style:name="pr12" style:family="presentation" style:parent-style-name="По_20_подразбиране-outline1">
      <style:graphic-properties draw:fill-color="#ffffff" fo:min-height="15.55cm"/>
    </style:style>
    <style:style style:name="pr13" style:family="presentation" style:parent-style-name="По_20_подразбиране-outline1">
      <style:graphic-properties draw:fill-color="#ffffff" fo:min-height="15.528cm"/>
    </style:style>
    <style:style style:name="pr14" style:family="presentation" style:parent-style-name="По_20_подразбиране-title">
      <style:graphic-properties draw:fill-color="#ffffff" fo:min-height="2.05cm"/>
    </style:style>
    <style:style style:name="pr15" style:family="presentation" style:parent-style-name="По_20_подразбиране-outline1">
      <style:graphic-properties draw:fill-color="#ffffff" fo:min-height="17.193cm"/>
    </style:style>
    <style:style style:name="pr16" style:family="presentation" style:parent-style-name="По_20_подразбиране-outline1">
      <style:graphic-properties draw:fill-color="#ffffff" fo:min-height="15.05cm"/>
    </style:style>
    <style:style style:name="pr17" style:family="presentation" style:parent-style-name="По_20_подразбиране-outline1">
      <style:graphic-properties draw:fill-color="#ffffff" fo:min-height="13.347cm"/>
    </style:style>
    <style:style style:name="pr18" style:family="presentation" style:parent-style-name="По_20_подразбиране-outline1">
      <style:graphic-properties draw:fill-color="#ffffff" fo:min-height="14.347cm"/>
    </style:style>
    <style:style style:name="pr19" style:family="presentation" style:parent-style-name="По_20_подразбиране-notes">
      <style:graphic-properties draw:fill-color="#ffffff" draw:auto-grow-height="true" fo:min-height="12.79cm"/>
    </style:style>
    <style:style style:name="pr20" style:family="presentation" style:parent-style-name="По_20_подразбиране-outline1">
      <style:graphic-properties fo:min-height="14.825cm"/>
    </style:style>
    <style:style style:name="pr21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style:paragraph-properties fo:margin-left="0cm" fo:margin-right="0cm" fo:margin-top="0.661cm" fo:margin-bottom="0cm" fo:line-height="100%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28pt" fo:text-shadow="1pt 1pt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85%" fo:text-indent="0cm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1" style:family="paragraph">
      <style:paragraph-properties fo:margin-left="0.948cm" fo:margin-right="0cm" fo:text-indent="-0.948cm" style:writing-mode="lr-tb"/>
      <style:text-properties fo:font-size="30pt" style:font-size-asian="30pt" style:font-size-complex="30pt"/>
    </style:style>
    <style:style style:name="P1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13" style:family="paragraph">
      <style:paragraph-properties fo:margin-left="0.948cm" fo:margin-right="0cm" fo:text-indent="-0.948cm"/>
    </style:style>
    <style:style style:name="P14" style:family="paragraph">
      <style:paragraph-properties fo:margin-left="0cm" fo:margin-right="0cm" fo:line-height="105%" fo:text-indent="0cm"/>
    </style:style>
    <style:style style:name="P15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text:enable-numbering="false" fo:margin-left="0cm" fo:margin-right="0cm" fo:line-height="105%" fo:text-indent="0cm" style:writing-mode="lr-tb"/>
      <style:text-properties fo:font-size="16pt" style:font-size-asian="16pt" style:font-size-complex="16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1" style:family="paragraph">
      <style:paragraph-properties fo:margin-left="0cm" fo:margin-right="0cm" fo:line-height="105%" fo:text-indent="0cm"/>
      <style:text-properties fo:font-size="18pt"/>
    </style:style>
    <style:style style:name="P22" style:family="paragraph">
      <style:paragraph-properties fo:margin-left="0cm" fo:margin-right="0cm" fo:text-indent="0cm"/>
      <style:text-properties fo:font-size="24pt"/>
    </style:style>
    <style:style style:name="P23" style:family="paragraph">
      <style:paragraph-properties fo:margin-left="0.948cm" fo:margin-right="0cm" fo:text-indent="-0.948cm"/>
      <style:text-properties fo:font-size="30pt" style:font-size-asian="30pt" style:font-size-complex="30pt"/>
    </style:style>
    <style:style style:name="P24" style:family="paragraph">
      <style:paragraph-properties fo:margin-left="0.948cm" fo:margin-right="0cm" fo:text-indent="-0.948cm"/>
      <style:text-properties fo:font-size="32pt" style:font-size-asian="32pt" style:font-size-complex="32pt"/>
    </style:style>
    <style:style style:name="P25" style:family="paragraph">
      <style:paragraph-properties fo:margin-left="0.948cm" fo:margin-right="0cm" fo:text-indent="-0.948cm"/>
      <style:text-properties fo:font-size="24pt" style:font-size-asian="24pt" style:font-size-complex="24pt"/>
    </style:style>
    <style:style style:name="P26" style:family="paragraph">
      <style:paragraph-properties fo:margin-left="0cm" fo:margin-right="0cm" fo:line-height="85%" fo:text-align="center" fo:text-indent="0cm"/>
    </style:style>
    <style:style style:name="P27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28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29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fo:font-size="30pt" fo:language="en" fo:country="GB" style:font-size-asian="30pt" style:font-size-complex="30pt"/>
    </style:style>
    <style:style style:name="T3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30pt" fo:language="en" fo:country="GB" style:font-size-asian="30pt" style:font-size-complex="3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ize="32pt" style:font-size-asian="32pt" style:font-size-complex="3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family="'Courier New'" style:font-family-generic="modern" style:font-pitch="fixed" fo:font-size="16pt" fo:language="en" fo:country="GB" fo:text-shadow="1pt 1pt" fo:font-weight="bold" style:font-size-asian="16pt" style:font-weight-asian="bold" style:font-size-complex="16pt" style:font-weight-complex="bold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family="'Courier New'" style:font-family-generic="modern" style:font-pitch="fixed" fo:font-size="24pt" style:font-size-asian="24pt" style:font-size-complex="2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family="'Courier New'" style:font-family-generic="modern" style:font-pitch="fixed" fo:font-size="26pt" style:font-size-asian="26pt" style:font-size-complex="26pt"/>
    </style:style>
    <style:style style:name="T17" style:family="text">
      <style:text-properties style:text-position="super 58%" fo:font-size="30pt" style:font-size-asian="30pt" style:font-size-complex="30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8pt" fo:font-style="italic" style:font-size-asian="28pt" style:font-style-asian="italic" style:font-size-complex="28pt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24pt"/>
    </style:style>
    <style:style style:name="T25" style:family="text">
      <style:text-properties fo:font-family="'Courier New'" style:font-family-generic="modern" style:font-pitch="fixed" fo:font-size="28pt" style:font-size-asian="28pt" style:font-size-complex="28pt"/>
    </style:style>
    <style:style style:name="T26" style:family="text">
      <style:text-properties fo:font-family="'Courier New'" style:font-family-generic="modern" style:font-pitch="fixed"/>
    </style:style>
    <style:style style:name="T27" style:family="text">
      <style:text-properties fo:font-family="Arial" style:font-family-generic="swiss" style:font-pitch="variable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font-size="36pt" fo:language="en" fo:country="GB" style:font-size-asian="36pt" style:font-size-complex="36pt"/>
    </style:style>
    <style:style style:name="T30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9.5cm" svg:height="3.5cm" svg:x="2.96cm" svg:y="3.478cm" presentation:class="title" presentation:user-transformed="true">
          <draw:text-box>
            <text:p text:style-name="P1"><text:span text:style-name="T1">Курс по програмиране на Perl</text:span></text:p>
          </draw:text-box>
        </draw:frame>
        <draw:custom-shape draw:style-name="gr1" draw:text-style-name="P4" draw:layer="layout" svg:width="9.565cm" svg:height="1.495cm" svg:x="1.305cm" svg:y="13.526cm">
          <text:p text:style-name="P3"><text:span text:style-name="T2">Красимир Беров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8.8cm" svg:height="1.352cm" svg:x="4.2cm" svg:y="8.149cm">
          <draw:text-box>
            <text:p text:style-name="P5"><text:span text:style-name="T3">IO, Потоци, Файлове и Директории</text:span></text:p>
          </draw:text-box>
        </draw:fram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4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9" draw:layer="layout" svg:width="17.603cm" svg:height="2.528cm" svg:x="7.099cm" svg:y="0.197cm" presentation:class="title" presentation:user-transformed="true">
          <draw:text-box>
            <text:p text:style-name="P8"><text:span text:style-name="T4">Съдържание</text:span></text:p>
          </draw:text-box>
        </draw:frame>
        <draw:frame presentation:style-name="pr4" draw:text-style-name="P11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10"><text:span text:style-name="T5">Вход и изход на скаларни данни</text:span></text:p>
              </text:list-item>
              <text:list-item>
                <text:p text:style-name="P10"><text:span text:style-name="T5">Файлови манипулатори</text:span></text:p>
              </text:list-item>
              <text:list-item>
                <text:p text:style-name="P10"><text:span text:style-name="T5">STDIN, STDOUT and STDERR</text:span></text:p>
              </text:list-item>
              <text:list-item>
                <text:p text:style-name="P10"><text:span text:style-name="T5">Вход и изход на съставни данни</text:span></text:p>
              </text:list-item>
              <text:list-item>
                <text:p text:style-name="P10"><text:span text:style-name="T5">Отваряне, затваряне, четене и писане на файлове</text:span></text:p>
              </text:list-item>
              <text:list-item>
                <text:p text:style-name="P10"><text:span text:style-name="T5">Обработване на файлове</text:span></text:p>
              </text:list-item>
              <text:list-item>
                <text:p text:style-name="P10"><text:span text:style-name="T5">Браузване и обработване на директории</text:span></text:p>
              </text:list-item>
              <text:list-item>
                <text:p text:style-name="P10"><text:span text:style-name="T5">File-test оператори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4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2" draw:layer="layout" svg:width="17.599cm" svg:height="3.023cm" svg:x="7.099cm" svg:y="-0.05cm" presentation:class="title">
          <draw:text-box>
            <text:p text:style-name="P7"><text:span text:style-name="T6">IO на скаларни данни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Line-input operator (Diamond Operator)<text:line-break/>&lt;&gt; == &lt;STDIN&gt;</text:p>
              </text:list-item>
              <text:list-item>
                <text:p text:style-name="P7">Забележка: опитайте първо ARGV, а после STDIN</text:p>
              </text:list-item>
            </text:list>
          </draw:text-box>
        </draw:frame>
        <draw:custom-shape draw:style-name="gr5" draw:text-style-name="P15" draw:layer="layout" svg:width="21.603cm" svg:height="7.169cm" svg:x="1.897cm" svg:y="10.5cm">
          <text:p text:style-name="P14"><text:span text:style-name="T7">print 'Tell me something';</text:span></text:p>
          <text:p text:style-name="P14"><text:span text:style-name="T7">my $line_input = &lt;&gt;;</text:span></text:p>
          <text:p text:style-name="P14"><text:span text:style-name="T7">if ($line_input eq $/){</text:span></text:p>
          <text:p text:style-name="P14"><text:span text:style-name="T7"><text:s text:c="4"/></text:span><text:span text:style-name="T7">print 'You just pressed "Enter"'</text:span></text:p>
          <text:p text:style-name="P14"><text:span text:style-name="T7">}else {</text:span></text:p>
          <text:p text:style-name="P14"><text:span text:style-name="T7"><text:s text:c="4"/></text:span><text:span text:style-name="T7">chomp $line_input;</text:span></text:p>
          <text:p text:style-name="P14"><text:span text:style-name="T7"><text:s text:c="4"/></text:span><text:span text:style-name="T7">print 'You wrote:"' .$line_input </text:span></text:p>
          <text:p text:style-name="P14"><text:span text:style-name="T7"><text:s text:c="8"/></text:span><text:span text:style-name="T7">.'" and pressed "Enter".';</text:span></text:p>
          <text:p text:style-name="P14"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3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7"><text:span text:style-name="T6">IO на скаларни данни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Line-input operator<text:line-break/>&lt;&gt; == &lt;STDIN&gt;<text:span text:style-name="T8">1</text:span></text:p>
              </text:list-item>
              <text:list-item>
                <text:p text:style-name="P7">print, printf, sprintf, say<text:span text:style-name="T9">2</text:span></text:p>
              </text:list-item>
            </text:list>
          </draw:text-box>
        </draw:frame>
        <draw:custom-shape draw:style-name="gr7" draw:text-style-name="P15" draw:layer="layout" svg:width="21.603cm" svg:height="6.413cm" svg:x="1.701cm" svg:y="8.901cm">
          <text:p text:style-name="P14"><text:span text:style-name="T7">$SIG{'INT'} = sub {print 'Oh you tried to kill me. '};</text:span></text:p>
          <text:p text:style-name="P14"><text:span text:style-name="T7"/></text:p>
          <text:p text:style-name="P14"><text:span text:style-name="T7">print 'Go on, enter something';</text:span></text:p>
          <text:p text:style-name="P14"><text:span text:style-name="T7">while (my $line_input = &lt;STDIN&gt;){</text:span></text:p>
          <text:p text:style-name="P14"><text:span text:style-name="T7"><text:s text:c="4"/></text:span><text:span text:style-name="T7">chomp $line_input;</text:span></text:p>
          <text:p text:style-name="P14"><text:span text:style-name="T7"><text:s text:c="4"/></text:span><text:span text:style-name="T7">print 'You wrote:"' .$line_input </text:span></text:p>
          <text:p text:style-name="P14"><text:span text:style-name="T7"><text:s text:c="8"/></text:span><text:span text:style-name="T7">.'" and pressed "Enter".';</text:span></text:p>
          <text:p text:style-name="P14"><text:span text:style-name="T7">}</text:span></text:p>
          <draw:enhanced-geometry svg:viewBox="0 0 21600 21600" draw:type="rectangle" draw:enhanced-path="M 0 0 L 21600 0 21600 21600 0 21600 0 0 Z N"/>
        </draw:custom-shape>
        <draw:frame draw:style-name="gr8" draw:layer="layout" svg:width="1.539cm" svg:height="1.195cm" svg:x="23.501cm" svg:y="2.401cm">
          <draw:text-box>
            <text:p text:style-name="P7">(2)</text:p>
          </draw:text-box>
        </draw:frame>
        <draw:frame draw:style-name="gr8" draw:text-style-name="P16" draw:layer="layout" svg:width="6.877cm" svg:height="1.054cm" svg:x="1.5cm" svg:y="17.5cm">
          <draw:text-box>
            <text:p text:style-name="P7"><text:span text:style-name="T10">1. ...well, actually first ARGV is consulted</text:span></text:p>
            <text:p text:style-name="P7"><text:span text:style-name="T10">2. Appeared in Perl 5.10</text:span>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4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7"><text:span text:style-name="T6">IO на скаларни данни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print, printf, sprintf, say</text:p>
              </text:list-item>
            </text:list>
          </draw:text-box>
        </draw:frame>
        <draw:custom-shape draw:style-name="gr9" draw:text-style-name="P18" draw:layer="layout" svg:width="21.603cm" svg:height="11.76cm" svg:x="1.701cm" svg:y="5.401cm">
          <text:p text:style-name="P14"><text:span text:style-name="T11">#line_input2.pl</text:span></text:p>
          <text:p text:style-name="P14"><text:span text:style-name="T11">$SIG{'INT'} = sub {print 'Oh you tried to kill me. '};</text:span></text:p>
          <text:p text:style-name="P14"><text:span text:style-name="T11"/></text:p>
          <text:p text:style-name="P14"><text:span text:style-name="T11">print 'Go on, enter something';</text:span></text:p>
          <text:p text:style-name="P14"><text:span text:style-name="T11">while (my $input = &lt;STDIN&gt;){</text:span></text:p>
          <text:p text:style-name="P14"><text:span text:style-name="T11"><text:s text:c="4"/></text:span><text:span text:style-name="T11">chomp $input;</text:span></text:p>
          <text:p text:style-name="P14"><text:span text:style-name="T11"><text:s text:c="4"/></text:span><text:span text:style-name="T11">print 'Go on, enter something' and next unless $input;</text:span></text:p>
          <text:p text:style-name="P14"><text:span text:style-name="T11"><text:s text:c="4"/></text:span><text:span text:style-name="T11">printf( 'You wrote:"%s" and pressed "Enter"'.$/, $input);</text:span></text:p>
          <text:p text:style-name="P14"><text:span text:style-name="T11"><text:s text:c="4"/></text:span><text:span text:style-name="T11">if($input =~ /\d+/){</text:span></text:p>
          <text:p text:style-name="P14"><text:span text:style-name="T11"><text:s text:c="8"/></text:span><text:span text:style-name="T11">$input =~ s/[^\d]+//g;</text:span></text:p>
          <text:p text:style-name="P14"><text:span text:style-name="T11"><text:s text:c="8"/></text:span><text:span text:style-name="T11">print sprintf('%d looks like number.', $input);</text:span></text:p>
          <text:p text:style-name="P14"><text:span text:style-name="T11"><text:s text:c="8"/></text:span><text:span text:style-name="T11">print 'Enter some string';</text:span></text:p>
          <text:p text:style-name="P14"><text:span text:style-name="T11"><text:s text:c="4"/></text:span><text:span text:style-name="T11">}else {</text:span></text:p>
          <text:p text:style-name="P14"><text:span text:style-name="T11"><text:s text:c="8"/></text:span><text:span text:style-name="T11">printf $/</text:span></text:p>
          <text:p text:style-name="P14"><text:span text:style-name="T11"><text:s text:c="12"/></text:span><text:span text:style-name="T11">.'"%s",Goood. now enter some number:', $input;</text:span></text:p>
          <text:p text:style-name="P14"><text:span text:style-name="T11"><text:s text:c="4"/></text:span><text:span text:style-name="T11">} </text:span></text:p>
          <text:p text:style-name="P14"><text:span text:style-name="T1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1.539cm" svg:height="1.195cm" svg:x="23.502cm" svg:y="2.402cm">
          <draw:text-box>
            <text:p text:style-name="P7">(3)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5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7"><text:span text:style-name="T6">IO на скаларни данни</text:span></text:p>
          </draw:text-box>
        </draw:frame>
        <draw:frame presentation:style-name="pr8" draw:text-style-name="P7" draw:layer="layout" svg:width="23.596cm" svg:height="16.05cm" svg:x="0.9cm" svg:y="3cm" presentation:class="outline" presentation:user-transformed="true">
          <draw:text-box>
            <text:list text:style-name="L4">
              <text:list-item>
                <text:p text:style-name="P7"><text:span text:style-name="T12">print FILEHANDLE LIST</text:span><text:span text:style-name="T12"><text:line-break/></text:span><text:span text:style-name="T12">print LIST</text:span><text:span text:style-name="T12"><text:line-break/></text:span><text:span text:style-name="T12">print</text:span></text:p>
                <text:list>
                  <text:list-item>
                    <text:p text:style-name="P7"><text:span text:style-name="T13">Отпечатване на низ или на списък от низове</text:span></text:p>
                  </text:list-item>
                  <text:list-item>
                    <text:p text:style-name="P7"><text:span text:style-name="T13">Връща истина, ако е успешно</text:span></text:p>
                  </text:list-item>
                  <text:list-item>
                    <text:p text:style-name="P7"><text:span text:style-name="T13">FILEHANDLE (файловият манипулатор) може да бъде име на скаларна променлива</text:span></text:p>
                  </text:list-item>
                  <text:list-item>
                    <text:p text:style-name="P7"><text:span text:style-name="T13">Ако LIST (списък) също е пропуснат, отпечатва $_ към текущо избрания канал за изход</text:span></text:p>
                  </text:list-item>
                  <text:list-item>
                    <text:p><text:span text:style-name="T13">За да промените настройките по подразбиране на канала за изход (към друг, различен от STDOUT), използвайте процеса </text:span><text:span text:style-name="T14">select</text:span><text:span text:style-name="T13"> 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6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7"><text:span text:style-name="T6">IO на скаларни данни</text:span></text:p>
          </draw:text-box>
        </draw:frame>
        <draw:frame presentation:style-name="pr9" draw:text-style-name="P7" draw:layer="layout" svg:width="23.596cm" svg:height="15.5cm" svg:x="0.9cm" svg:y="3.5cm" presentation:class="outline" presentation:user-transformed="true">
          <draw:text-box>
            <text:list text:style-name="L4">
              <text:list-item>
                <text:p text:style-name="P7"><text:span text:style-name="T12">sprintf FORMAT, LIST</text:span></text:p>
                <text:list>
                  <text:list-item>
                    <text:p text:style-name="P7"><text:span text:style-name="T13">Връща низ, форматиран според както е описано във FORMAT</text:span></text:p>
                  </text:list-item>
                  <text:list-item>
                    <text:p text:style-name="P7"><text:span text:style-name="T13">Можете също да използвате предварително форматиран индекс с параметри, като например 1$, 2$.</text:span></text:p>
                    <text:p text:style-name="P7"><text:span text:style-name="T13"/></text:p>
                  </text:list-item>
                  <text:list-item>
                    <text:p text:style-name="P7"><text:span text:style-name="T13">Perl прави свое собствено sprintf форматиране</text:span></text:p>
                  </text:list-item>
                  <text:list-item>
                    <text:p><text:span text:style-name="T13">Perl прави емулация на функцията sprintf от езика C, но не я използва</text:span></text:p>
                  </text:list-item>
                  <text:list-item>
                    <text:p text:style-name="P7"><text:span text:style-name="T13">Изключение: стандартното форматиране на числа с плаваща запетая</text:span></text:p>
                  </text:list-item>
                </text:list>
              </text:list-item>
            </text:list>
          </draw:text-box>
        </draw:frame>
        <draw:custom-shape draw:style-name="gr10" draw:text-style-name="P15" draw:layer="layout" svg:width="21.308cm" svg:height="1.121cm" svg:x="2.692cm" svg:y="10.759cm">
          <text:p text:style-name="P14"><text:span text:style-name="T7">print sprintf("%2$02d.%1$02d",45,12); #12.45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7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7"><text:span text:style-name="T6">IO на скаларни данни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sprintf FORMAT, LIST</text:p>
                <text:list>
                  <text:list-item>
                    <text:p text:style-name="P7"><text:span text:style-name="T15">Допуска следните общоизвестни преобразувания: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        </text:list-item>
                  <text:list-item>
                    <text:p text:style-name="P7"><text:span text:style-name="T15">За повече информация: perlfunc/sprintf</text:span></text:p>
                  </text:list-item>
                </text:list>
              </text:list-item>
            </text:list>
          </draw:text-box>
        </draw:frame>
        <draw:custom-shape draw:style-name="gr11" draw:text-style-name="P15" draw:layer="layout" svg:width="21.954cm" svg:height="8.681cm" svg:x="2.046cm" svg:y="7.819cm">
          <text:p text:style-name="P14"><text:span text:style-name="T7">%% <text:s text:c="2"/>a percent sign</text:span></text:p>
          <text:p text:style-name="P14"><text:span text:style-name="T7">%c <text:s text:c="2"/>a character with the given number</text:span></text:p>
          <text:p text:style-name="P14"><text:span text:style-name="T7">%s <text:s text:c="2"/>a string</text:span></text:p>
          <text:p text:style-name="P14"><text:span text:style-name="T7">%d <text:s text:c="2"/>a signed integer, in decimal</text:span></text:p>
          <text:p text:style-name="P14"><text:span text:style-name="T7">%u <text:s text:c="2"/>an unsigned integer, in decimal</text:span></text:p>
          <text:p text:style-name="P14"><text:span text:style-name="T7">%o <text:s text:c="2"/>an unsigned integer, in octal</text:span></text:p>
          <text:p text:style-name="P14"><text:span text:style-name="T7">%x <text:s text:c="2"/>an unsigned integer, in hexadecimal</text:span></text:p>
          <text:p text:style-name="P14"><text:span text:style-name="T7">%e <text:s text:c="2"/>a floating-point number, in scientific notation</text:span></text:p>
          <text:p text:style-name="P14"><text:span text:style-name="T7">%f <text:s text:c="2"/>a floating-point number, in fixed decimal notation</text:span></text:p>
          <text:p text:style-name="P14"><text:span text:style-name="T7">%g <text:s text:c="2"/>a floating-point number, in %e or %f notation</text:span></text:p>
          <draw:enhanced-geometry svg:viewBox="0 0 21600 21600" draw:type="rectangle" draw:enhanced-path="M 0 0 L 21600 0 21600 21600 0 21600 0 0 Z N"/>
        </draw:custom-shape>
        <draw:frame draw:style-name="gr8" draw:layer="layout" svg:width="1.539cm" svg:height="1.195cm" svg:x="23.502cm" svg:y="2.402cm">
          <draw:text-box>
            <text:p text:style-name="P7">(2)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8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7"><text:span text:style-name="T6">IO на скаларни данни</text:span></text:p>
          </draw:text-box>
        </draw:frame>
        <draw:frame presentation:style-name="pr10" draw:text-style-name="P7" draw:layer="layout" svg:width="23.596cm" svg:height="13.847cm" svg:x="0.9cm" svg:y="4.5cm" presentation:class="outline" presentation:user-transformed="true">
          <draw:text-box>
            <text:list text:style-name="L4">
              <text:list-item>
                <text:p text:style-name="P7">printf FILEHANDLE FORMAT, LIST<text:line-break/>printf FORMAT, LIST</text:p>
                <text:list>
                  <text:list-item>
                    <text:p><text:span text:style-name="T12">Равнозначно на</text:span><text:span text:style-name="T12"><text:line-break/></text:span><text:span text:style-name="T16">print FILEHANDLE sprintf(FORMAT, LIST)</text:span><text:span text:style-name="T12">, </text:span><text:span text:style-name="T12"><text:line-break/></text:span><text:span text:style-name="T12">освен ако не е приложен $\</text:span><text:span text:style-name="T17">1</text:span></text:p>
                  </text:list-item>
                  <text:list-item>
                    <text:p text:style-name="P7">НЕ ИЗПОЛЗВАЙТЕ printf, когато ще правите просто отпечатване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7.525cm" svg:height="0.839cm" svg:x="1.5cm" svg:y="17.501cm">
          <draw:text-box>
            <text:p text:style-name="P7"><text:span text:style-name="T18">1. the output record separator</text:span>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9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7"><text:span text:style-name="T6">IO на скаларни данни</text:span></text:p>
          </draw:text-box>
        </draw:frame>
        <draw:frame presentation:style-name="pr11" draw:text-style-name="P7" draw:layer="layout" svg:width="23.596cm" svg:height="14cm" svg:x="0.904cm" svg:y="4.5cm" presentation:class="outline" presentation:user-transformed="true">
          <draw:text-box>
            <text:list text:style-name="L4">
              <text:list-item>
                <text:p text:style-name="P7">say FILEHANDLE LIST<text:line-break/>say LIST<text:line-break/>say</text:p>
              </text:list-item>
              <text:list-item>
                <text:p text:style-name="P7">Perl 5.10.0</text:p>
              </text:list-item>
              <text:list-item>
                <text:p text:style-name="P7">Задължително добавя нов ред </text:p>
              </text:list-item>
              <text:list-item>
                <text:p text:style-name="P7">say LIST == { local $\ = "\n"; print LIST } </text:p>
              </text:list-item>
              <text:list-item>
                <text:p text:style-name="P7">Не е активирано по подразбиране</text:p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10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Файлови манипулатори</text:p>
          </draw:text-box>
        </draw:frame>
        <draw:frame presentation:style-name="pr12" draw:text-style-name="P7" draw:layer="layout" svg:width="23.596cm" svg:height="15.55cm" svg:x="0.9cm" svg:y="3.5cm" presentation:class="outline" presentation:user-transformed="true">
          <draw:text-box>
            <text:list text:style-name="L4">
              <text:list-item>
                <text:p text:style-name="P7">Какво е файлов манипулатор?</text:p>
                <text:list>
                  <text:list-item>
                    <text:p text:style-name="P7"><text:span text:style-name="T15">Името на </text:span><text:span text:style-name="T19">връзката</text:span><text:span text:style-name="T15"> между една perl програма и външния свят</text:span></text:p>
                  </text:list-item>
                  <text:list-item>
                    <text:p text:style-name="P7"><text:span text:style-name="T15">Файловите манипулатори се именуват като другите идентификатори в Perl</text:span></text:p>
                  </text:list-item>
                  <text:list-item>
                    <text:p text:style-name="P7"><text:span text:style-name="T15">Файловите манипулатори нямат (do not have a sigil)???</text:span></text:p>
                  </text:list-item>
                  <text:list-item>
                    <text:p text:style-name="P7"><text:span text:style-name="T15">Използвайте само главни букви в името на вашия файлов манипулатор, за да се избегнат проблеми с бъдещи запазени думи</text:span></text:p>
                  </text:list-item>
                  <text:list-item>
                    <text:p text:style-name="P7"><text:span text:style-name="T15">Или използвайте Indirect Filehandles (SCALARS)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11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Файлови манипулатори</text:p>
          </draw:text-box>
        </draw:frame>
        <draw:frame presentation:style-name="pr13" draw:text-style-name="P7" draw:layer="layout" svg:width="23.596cm" svg:height="15.528cm" svg:x="0.9cm" svg:y="3.522cm" presentation:class="outline" presentation:user-transformed="true">
          <draw:text-box>
            <text:list text:style-name="L4">
              <text:list-item>
                <text:p text:style-name="P7">Има ШЕСТ специални файлови манипулатори</text:p>
                <text:list>
                  <text:list-item>
                    <text:p text:style-name="P7">STDIN, STDOUT, STDERR, DATA, ARGV, и ARGVOUT</text:p>
                  </text:list-item>
                  <text:list-item>
                    <text:p text:style-name="P7">НЕ ИЗПОЛЗВАЙТЕ тези имена за вашите собствени манипулатори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1.308cm" svg:height="5.599cm" svg:x="2.192cm" svg:y="12.5cm">
          <text:p text:style-name="P14"><text:span text:style-name="T7">perl -e'$\=$/; \</text:span></text:p>
          <text:p text:style-name="P14"><text:span text:style-name="T7">print shift @ARGV while @ARGV' arg1 arg2 arg3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2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<text:span text:style-name="T5">STDIN, STDOUT and STDERR</text:span></text:p>
          </draw:text-box>
        </draw:frame>
        <draw:frame presentation:style-name="pr13" draw:text-style-name="P7" draw:layer="layout" svg:width="23.596cm" svg:height="15.528cm" svg:x="0.9cm" svg:y="3.522cm" presentation:class="outline" presentation:user-transformed="true">
          <draw:text-box>
            <text:list text:style-name="L4">
              <text:list-item>
                <text:p text:style-name="P7"><text:span text:style-name="T20">STDIN – </text:span><text:span text:style-name="T21">standard input stream (стандартен входящ поток)</text:span></text:p>
                <text:list>
                  <text:list-item>
                    <text:p text:style-name="P7"><text:span text:style-name="T13">Връзката между вашата програма и нейния вход</text:span></text:p>
                  </text:list-item>
                  <text:list-item>
                    <text:p text:style-name="P7"><text:span text:style-name="T13">Обикновено това е клавиатурата</text:span></text:p>
                  </text:list-item>
                  <text:list-item>
                    <text:p text:style-name="P7"><text:span text:style-name="T13">Може също да бъде файл или изхода от друга програма ???(May also be a file or the output of another program trough a pipe)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1.308cm" svg:height="5.657cm" svg:x="2.192cm" svg:y="13cm">
          <text:p text:style-name="P14"><text:span text:style-name="T7">perl -e'print while &lt;&gt;'</text:span></text:p>
          <text:p text:style-name="P14"><text:span text:style-name="T7">perl -e'print while &lt;&gt;' |ls #unix</text:span></text:p>
          <text:p text:style-name="P14"><text:span text:style-name="T7">perl -e"print while &lt;&gt;" |dir #windows</text:span></text:p>
          <text:p text:style-name="P14"><text:span text:style-name="T7"/></text:p>
          <text:p text:style-name="P14"><text:span text:style-name="T7">perl -e'print while &lt;&gt;' &lt;somefile</text:span></text:p>
          <text:p text:style-name="P14"><text:span text:style-name="T7">perl -e'print while &lt;STDIN&gt;'</text:span></text:p>
          <text:p text:style-name="P14"><text:span text:style-name="T7"/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3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<text:span text:style-name="T5">STDIN, STDOUT and STDERR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STDOUT – <text:span text:style-name="T22">standard output stream (стандартен изходящ поток)</text:span></text:p>
                <text:list>
                  <text:list-item>
                    <text:p text:style-name="P7">Екранът по подразбиране</text:p>
                  </text:list-item>
                  <text:list-item>
                    <text:p text:style-name="P7">Може да бъде препратен към файл или друга програма</text:p>
                  </text:list-item>
                </text:list>
              </text:list-item>
            </text:list>
          </draw:text-box>
        </draw:frame>
        <draw:custom-shape draw:style-name="gr12" draw:text-style-name="P15" draw:layer="layout" svg:width="21.308cm" svg:height="2.633cm" svg:x="2.192cm" svg:y="13cm">
          <text:p text:style-name="P14"><text:span text:style-name="T7">perl -e'print STDOUT while &lt;STDIN&gt;'</text:span></text:p>
          <text:p text:style-name="P14"><text:span text:style-name="T7">perl -e'print while &lt;&gt;'</text:span></text:p>
          <text:p text:style-name="P14"><text:span text:style-name="T7"/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4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<text:span text:style-name="T5">STDIN, STDOUT and STDERR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9">STDERR – standard error stream (стандартен поток за грешки)</text:p>
                <text:list>
                  <text:list-item>
                    <text:p text:style-name="P7">Екранът по подразбиране</text:p>
                  </text:list-item>
                  <text:list-item>
                    <text:p text:style-name="P7">Може да бъде препратен към файл или друга програма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15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<text:span text:style-name="T5">STDIN, STDOUT and STDERR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9">Пример:</text:p>
              </text:list-item>
            </text:list>
          </draw:text-box>
        </draw:frame>
        <draw:custom-shape draw:style-name="gr13" draw:text-style-name="P18" draw:layer="layout" svg:width="21.308cm" svg:height="13.1cm" svg:x="2.046cm" svg:y="5cm">
          <text:p text:style-name="P14"><text:span text:style-name="T11">$SIG{'INT'} = sub {warn 'Oh you tried to kill me. '};</text:span></text:p>
          <text:p text:style-name="P14"><text:span text:style-name="T11">print STDERR 'Go on, enter something';</text:span></text:p>
          <text:p text:style-name="P14"><text:span text:style-name="T11">while (my $input = &lt;STDIN&gt;){</text:span></text:p>
          <text:p text:style-name="P14"><text:span text:style-name="T11"><text:s text:c="4"/></text:span><text:span text:style-name="T11">chomp $input;</text:span></text:p>
          <text:p text:style-name="P14"><text:span text:style-name="T11"><text:s text:c="4"/></text:span><text:span text:style-name="T11">print STDERR 'Go on, enter something' and next unless $input;</text:span></text:p>
          <text:p text:style-name="P14"><text:span text:style-name="T11"><text:s text:c="4"/></text:span><text:span text:style-name="T11">printf STDOUT ( 'You wrote:"%s" and pressed "Enter"'.$/, $input);</text:span></text:p>
          <text:p text:style-name="P14"><text:span text:style-name="T11"><text:s text:c="4"/></text:span><text:span text:style-name="T11">if($input =~ /\d+/){</text:span></text:p>
          <text:p text:style-name="P14"><text:span text:style-name="T11"><text:s text:c="8"/></text:span><text:span text:style-name="T11">$input =~ s/[^\d]+//g;</text:span></text:p>
          <text:p text:style-name="P14"><text:span text:style-name="T11"><text:s text:c="8"/></text:span><text:span text:style-name="T11">print STDOUT sprintf('%d looks like number.', $input);</text:span></text:p>
          <text:p text:style-name="P14"><text:span text:style-name="T11"><text:s text:c="8"/></text:span><text:span text:style-name="T11">print STDERR 'Enter some string';</text:span></text:p>
          <text:p text:style-name="P14"><text:span text:style-name="T11"><text:s text:c="4"/></text:span><text:span text:style-name="T11">}else {</text:span></text:p>
          <text:p text:style-name="P14"><text:span text:style-name="T11"><text:s text:c="8"/></text:span><text:span text:style-name="T11">printf STDOUT $/</text:span></text:p>
          <text:p text:style-name="P14"><text:span text:style-name="T11"><text:s text:c="12"/></text:span><text:span text:style-name="T11">.'"%s",Goood.', $input;</text:span></text:p>
          <text:p text:style-name="P14"><text:span text:style-name="T11"><text:s text:c="8"/></text:span><text:span text:style-name="T11">print STDERR 'Now enter some number:'</text:span></text:p>
          <text:p text:style-name="P14"><text:span text:style-name="T11"><text:s text:c="4"/></text:span><text:span text:style-name="T11">} </text:span></text:p>
          <text:p text:style-name="P14"><text:span text:style-name="T1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6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2" draw:layer="layout" svg:width="17.599cm" svg:height="3.023cm" svg:x="7.099cm" svg:y="-0.05cm" presentation:class="title" presentation:user-transformed="true">
          <draw:text-box>
            <text:p text:style-name="P7"><text:span text:style-name="T6">IO на съставни данни</text:span></text:p>
          </draw:text-box>
        </draw:frame>
        <draw:frame presentation:style-name="pr13" draw:text-style-name="P7" draw:layer="layout" svg:width="23.596cm" svg:height="15.567cm" svg:x="0.94cm" svg:y="3.121cm" presentation:class="outline" presentation:user-transformed="true">
          <draw:text-box>
            <text:list text:style-name="L4">
              <text:list-item>
                <text:p text:style-name="P7"><text:span text:style-name="T20">Парсва (анализира синтактично) аргументите за вашата програма</text:span></text:p>
                <text:list>
                  <text:list-item>
                    <text:p text:style-name="P7"><text:span text:style-name="T13">ARGV – файлов манипулатор</text:span></text:p>
                    <text:list>
                      <text:list-item>
                        <text:p text:style-name="P7"><text:span text:style-name="T13">Обхожда през командния ред имената на файлове в @ARGV</text:span></text:p>
                      </text:list-item>
                      <text:list-item>
                        <text:p text:style-name="P7"><text:span text:style-name="T13">Често се пише като нулев файлов манипулатор в diamond operator &lt;&gt;</text:span></text:p>
                      </text:list-item>
                    </text:list>
                  </text:list-item>
                  <text:list-item>
                    <text:p text:style-name="P7"><text:span text:style-name="T13">$ARGV – съдържа името на текущия файл, когато четете от &lt;&gt;</text:span></text:p>
                  </text:list-item>
                  <text:list-item>
                    <text:p text:style-name="P7"><text:span text:style-name="T13">@ARGV аргументи на командния ред, писани за скрипт (command-line arguments intended for the script)</text:span></text:p>
                  </text:list-item>
                  <text:list-item>
                    <text:p text:style-name="P7"><text:span text:style-name="T13">use Getopt::Long;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17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 presentation:user-transformed="true">
          <draw:text-box>
            <text:p text:style-name="P7"><text:span text:style-name="T6">IO на съставни данни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Парсване на аргументи</text:p>
                <text:list>
                  <text:list-item>
                    <text:p text:style-name="P7">Пример:</text:p>
                  </text:list-item>
                </text:list>
              </text:list-item>
            </text:list>
          </draw:text-box>
        </draw:frame>
        <draw:custom-shape draw:style-name="gr14" draw:text-style-name="P18" draw:layer="layout" svg:width="21.308cm" svg:height="6.4cm" svg:x="2.046cm" svg:y="7cm">
          <text:p text:style-name="P14"><text:span text:style-name="T11">#sum.pl</text:span></text:p>
          <text:p text:style-name="P14"><text:span text:style-name="T11">my $sum = 0;</text:span></text:p>
          <text:p text:style-name="P14"><text:span text:style-name="T11">for(@ARGV){</text:span></text:p>
          <text:p text:style-name="P14"><text:span text:style-name="T11"><text:s text:c="4"/></text:span><text:span text:style-name="T11">s/[\D]+//g; #sanitize input</text:span></text:p>
          <text:p text:style-name="P14"><text:span text:style-name="T11"><text:s text:c="4"/></text:span><text:span text:style-name="T11">$_ ||= 0; <text:s text:c="2"/>#be sure we have a number</text:span></text:p>
          <text:p text:style-name="P14"><text:span text:style-name="T11"><text:tab/></text:span><text:span text:style-name="T11">print 'adding '. $_ . ' to ' . $sum if $sum;</text:span></text:p>
          <text:p text:style-name="P14"><text:span text:style-name="T11"><text:s text:c="4"/></text:span><text:span text:style-name="T11">$sum += $_;</text:span></text:p>
          <text:p text:style-name="P14"><text:span text:style-name="T11"><text:s text:c="4"/></text:span><text:span text:style-name="T11">print 'Result: ' . $sum;</text:span></text:p>
          <text:p text:style-name="P14"><text:span text:style-name="T1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8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По_20_подразбиране" presentation:presentation-page-layout-name="AL2T1">
        <office:forms form:automatic-focus="false" form:apply-design-mode="false"/>
        <draw:frame presentation:style-name="pr14" draw:text-style-name="P20" draw:layer="layout" svg:width="17.599cm" svg:height="2.05cm" svg:x="7.801cm" svg:y="0cm" presentation:class="title" presentation:user-transformed="true">
          <draw:text-box>
            <text:p text:style-name="P20"><text:span text:style-name="T23">IO на съставни данни</text:span></text:p>
          </draw:text-box>
        </draw:frame>
        <draw:frame presentation:style-name="pr15" draw:text-style-name="P7" draw:layer="layout" svg:width="23.596cm" svg:height="17.193cm" svg:x="0.98cm" svg:y="2cm" presentation:class="outline" presentation:user-transformed="true">
          <draw:text-box>
            <text:list text:style-name="L4">
              <text:list-item>
                <text:p text:style-name="P7"><text:span text:style-name="T12">Парсване на аргументи (За напреднали)</text:span></text:p>
                <text:list>
                  <text:list-item>
                    <text:p><text:span text:style-name="T15">Getopt::Long - Разширена обработка на параметри за командния ред</text:span></text:p>
                    <text:list>
                      <text:list-item>
                        <text:p text:style-name="P7"><text:span text:style-name="T13">парсване на параметри от глобалния масив @ARGV</text:span></text:p>
                      </text:list-item>
                      <text:list-item>
                        <text:p text:style-name="P7"><text:span text:style-name="T13">може да се използва за парсване на параметри от произволен низ</text:span></text:p>
                      </text:list-item>
                      <text:list-item>
                        <text:p text:style-name="P7"><text:span text:style-name="T13">thread safe(надеждни нишки) when using ithreads as of P</text:span>erl 5.8</text:p>
                      </text:list-item>
                      <text:list-item>
                        <text:p text:style-name="P7"><text:span text:style-name="T13">Препоръчва се употребата на (encourages the use of) Pod::Usage за създаване на помощни съобщения (to produce help messages)</text:span></text:p>
                      </text:list-item>
                      <text:list-item>
                        <text:p text:style-name="P7"><text:span text:style-name="T13">може да се използва и по обектно-ориентиран начин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19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 presentation:user-transformed="true">
          <draw:text-box>
            <text:p text:style-name="P7"><text:span text:style-name="T6">IO на съставни данни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Парсване на аргументи (За напреднали)</text:p>
                <text:list>
                  <text:list-item>
                    <text:p text:style-name="P7">Пример:</text:p>
                  </text:list-item>
                </text:list>
              </text:list-item>
            </text:list>
          </draw:text-box>
        </draw:frame>
        <draw:custom-shape draw:style-name="gr15" draw:text-style-name="P15" draw:layer="layout" svg:width="21.308cm" svg:height="10.949cm" svg:x="2.046cm" svg:y="7cm">
          <text:p text:style-name="P14"><text:span text:style-name="T7">#calc.pl</text:span></text:p>
          <text:p text:style-name="P14"><text:span text:style-name="T7">use Getopt::Long;</text:span></text:p>
          <text:p text:style-name="P14"><text:span text:style-name="T7">use Pod::Usage;</text:span></text:p>
          <text:p text:style-name="P14"><text:span text:style-name="T7">use Data::Dumper;</text:span></text:p>
          <text:p text:style-name="P14"><text:span text:style-name="T7">our %opts;</text:span></text:p>
          <text:p text:style-name="P14"><text:span text:style-name="T7">GetOptions (\%opts, </text:span></text:p>
          <text:p text:style-name="P14"><text:span text:style-name="T7"><text:s text:c="12"/></text:span><text:span text:style-name="T7">'action|do=s',</text:span></text:p>
          <text:p text:style-name="P14"><text:span text:style-name="T7"><text:s text:c="12"/></text:span><text:span text:style-name="T7">'params|p=s@',</text:span></text:p>
          <text:p text:style-name="P14"><text:span text:style-name="T7"><text:s text:c="12"/></text:span><text:span text:style-name="T7">'verbose',</text:span></text:p>
          <text:p text:style-name="P14"><text:span text:style-name="T7"><text:s text:c="12"/></text:span><text:span text:style-name="T7">'help|?' </text:span></text:p>
          <text:p text:style-name="P14"><text:span text:style-name="T7"><text:s text:c="11"/></text:span><text:span text:style-name="T7">);</text:span></text:p>
          <text:p text:style-name="P14"><text:span text:style-name="T7"/></text:p>
          <text:p text:style-name="P14"><text:span text:style-name="T7">print Dumper(\%opts) if $opts{verbose};</text:span></text:p>
          <text:p text:style-name="P14"><text:span text:style-name="T7">#..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20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 presentation:user-transformed="true">
          <draw:text-box>
            <text:p text:style-name="P7"><text:span text:style-name="T6">IO на съставни данни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Парсване на аргументи (За напреднали)</text:p>
                <text:list>
                  <text:list-item>
                    <text:p text:style-name="P7">Пример:</text:p>
                  </text:list-item>
                </text:list>
              </text:list-item>
            </text:list>
          </draw:text-box>
        </draw:frame>
        <draw:custom-shape draw:style-name="gr16" draw:text-style-name="P15" draw:layer="layout" svg:width="21.308cm" svg:height="10.193cm" svg:x="2.046cm" svg:y="7cm">
          <text:p text:style-name="P14"><text:span text:style-name="T7">#calc.pl continued</text:span></text:p>
          <text:p text:style-name="P14"><text:span text:style-name="T7">pod2usage(2) if $opts{help};</text:span></text:p>
          <text:p text:style-name="P14"><text:span text:style-name="T7"/></text:p>
          <text:p text:style-name="P14"><text:span text:style-name="T7">if($opts{action} eq 'sum') {</text:span></text:p>
          <text:p text:style-name="P14"><text:span text:style-name="T7"><text:s text:c="4"/></text:span><text:span text:style-name="T7">sum()</text:span></text:p>
          <text:p text:style-name="P14"><text:span text:style-name="T7">}</text:span></text:p>
          <text:p text:style-name="P14"><text:span text:style-name="T7">elsif ($opts{action} eq 'subtract') {</text:span></text:p>
          <text:p text:style-name="P14"><text:span text:style-name="T7"><text:s text:c="4"/></text:span><text:span text:style-name="T7">subtract(); <text:s text:c="3"/></text:span></text:p>
          <text:p text:style-name="P14"><text:span text:style-name="T7">}</text:span></text:p>
          <text:p text:style-name="P14"><text:span text:style-name="T7">else {</text:span></text:p>
          <text:p text:style-name="P14"><text:span text:style-name="T7"><text:s text:c="4"/></text:span><text:span text:style-name="T7">print 'The action ' . $opts{action} </text:span></text:p>
          <text:p text:style-name="P14"><text:span text:style-name="T7"><text:s text:c="4"/></text:span><text:span text:style-name="T7">.' is not implemented.';</text:span></text:p>
          <text:p text:style-name="P14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1.539cm" svg:height="1.195cm" svg:x="23.503cm" svg:y="2.403cm">
          <draw:text-box>
            <text:p text:style-name="P7">(2)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21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20" draw:layer="layout" svg:width="19.9cm" svg:height="3.023cm" svg:x="5.5cm" svg:y="-0.023cm" presentation:class="title" presentation:user-transformed="true">
          <draw:text-box>
            <text:p text:style-name="P7"><text:span text:style-name="T23">Отваряне, затваряне, четене и писане на файлове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open FILEHANDLE,EXPR<text:line-break/>open FILEHANDLE,MODE,EXPR</text:p>
                <text:list>
                  <text:list-item>
                    <text:p text:style-name="P7"><text:span text:style-name="T20">Отваря файл, името на който е дадено от EXPR, и го свързва с FILEHANDLE.</text:span></text:p>
                  </text:list-item>
                  <text:list-item>
                    <text:p text:style-name="P7"><text:span text:style-name="T20">Виж също: sysopen, POSIX::open</text:span></text:p>
                  </text:list-item>
                </text:list>
              </text:list-item>
            </text:list>
          </draw:text-box>
        </draw:frame>
        <draw:custom-shape draw:style-name="gr17" draw:text-style-name="P15" draw:layer="layout" svg:width="21.308cm" svg:height="4.901cm" svg:x="2.046cm" svg:y="10.7cm">
          <text:p text:style-name="P21"><text:span text:style-name="T7">open(FILE,'&lt;','/etc/sudoers') </text:span></text:p>
          <text:p text:style-name="P21"><text:span text:style-name="T7"><text:s text:c="4"/></text:span><text:span text:style-name="T7">or die 'Can\'t open sudoers for reading. '.$!;</text:span></text:p>
          <text:p text:style-name="P21"><text:span text:style-name="T7">open(FILE,'&gt;','/etc/sudoers') </text:span></text:p>
          <text:p text:style-name="P21"><text:span text:style-name="T7"><text:s text:c="4"/></text:span><text:span text:style-name="T7">or die 'Can\'t open sudoers for wriring. '.$!;</text:span></text:p>
          <text:p text:style-name="P21"><text:span text:style-name="T7">open(FILE,'&gt;&gt;','/etc/sudoers') </text:span></text:p>
          <text:p text:style-name="P21"><text:span text:style-name="T7"><text:s text:c="4"/></text:span><text:span text:style-name="T7">or die 'Can\'t open sudoers for appending. '.$!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6" draw:layer="layout" svg:width="14.208cm" svg:height="10.655cm" svg:x="2.756cm" svg:y="2.134cm" draw:page-number="22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20" draw:layer="layout" svg:width="19.698cm" svg:height="3.023cm" svg:x="5cm" svg:y="-0.05cm" presentation:class="title" presentation:user-transformed="true">
          <draw:text-box>
            <text:p text:style-name="P7"><text:span text:style-name="T23">Отваряне, затваряне, четене и писане на файлове</text:span></text:p>
          </draw:text-box>
        </draw:frame>
        <draw:frame presentation:style-name="pr16" draw:text-style-name="P7" draw:layer="layout" svg:width="23.596cm" svg:height="15.05cm" svg:x="0.9cm" svg:y="4cm" presentation:class="outline" presentation:user-transformed="true">
          <draw:text-box>
            <text:list text:style-name="L4">
              <text:list-item>
                <text:p text:style-name="P7"><text:span text:style-name="T20">close FILEHANDLE</text:span><text:span text:style-name="T20"><text:line-break/></text:span><text:span text:style-name="T20">close</text:span></text:p>
                <text:list>
                  <text:list-item>
                    <text:p text:style-name="P7"><text:span text:style-name="T15">Затваря файла или ?pipe?, свързана с файловия манипулатор, </text:span></text:p>
                  </text:list-item>
                  <text:list-item>
                    <text:p text:style-name="P7"><text:span text:style-name="T15">Изчиства IO буферите (flushes the IO buffers), </text:span></text:p>
                  </text:list-item>
                  <text:list-item>
                    <text:p text:style-name="P7"><text:span text:style-name="T15">затваря системния файлов дескриптор (closes the system file descriptor). </text:span></text:p>
                  </text:list-item>
                  <text:list-item>
                    <text:p><text:span text:style-name="T15">Връща истина при успех, и ако не е докладвана грешка от някой PerlIO слой. </text:span></text:p>
                  </text:list-item>
                  <text:list-item>
                    <text:p text:style-name="P7"><text:span text:style-name="T15">Затваря текущо избрания файлов манипулатор, ако липсват аргументи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23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20" draw:layer="layout" svg:width="19.698cm" svg:height="3.023cm" svg:x="5cm" svg:y="0cm" presentation:class="title" presentation:user-transformed="true">
          <draw:text-box>
            <text:p text:style-name="P7"><text:span text:style-name="T23">Отваряне, затваряне, четене и писане на файлове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Четене и писане</text:p>
              </text:list-item>
            </text:list>
          </draw:text-box>
        </draw:frame>
        <draw:custom-shape draw:style-name="gr18" draw:text-style-name="P15" draw:layer="layout" svg:width="21.308cm" svg:height="9.437cm" svg:x="2.046cm" svg:y="7cm">
          <text:p text:style-name="P14"><text:span text:style-name="T7">my $FH;</text:span></text:p>
          <text:p text:style-name="P14"><text:span text:style-name="T7">my $file = 'test.txt';</text:span></text:p>
          <text:p text:style-name="P14"><text:span text:style-name="T7">if (open($FH,'&lt;', $file) ) {</text:span></text:p>
          <text:p text:style-name="P14"><text:span text:style-name="T7"><text:s text:c="4"/></text:span><text:span text:style-name="T7">local $/; <text:s text:c="3"/># slurp mode</text:span></text:p>
          <text:p text:style-name="P14"><text:span text:style-name="T7"><text:s text:c="4"/></text:span><text:span text:style-name="T7">my $text = &lt;$FH&gt;;</text:span></text:p>
          <text:p text:style-name="P14"><text:span text:style-name="T7"><text:s text:c="4"/></text:span><text:span text:style-name="T7">print "Content of $file:\n$text";</text:span></text:p>
          <text:p text:style-name="P14"><text:span text:style-name="T7">}</text:span></text:p>
          <text:p text:style-name="P14"><text:span text:style-name="T7">else {</text:span></text:p>
          <text:p text:style-name="P14"><text:span text:style-name="T7"><text:s text:c="4"/></text:span><text:span text:style-name="T7">open($FH,'&gt;', $file);#create it</text:span></text:p>
          <text:p text:style-name="P14"><text:span text:style-name="T7"><text:s text:c="4"/></text:span><text:span text:style-name="T7">print $FH 'Hello!';</text:span></text:p>
          <text:p text:style-name="P14"><text:span text:style-name="T7">}</text:span></text:p>
          <text:p text:style-name="P14"><text:span text:style-name="T7">close $FH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24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20" draw:layer="layout" svg:width="20.4cm" svg:height="3.023cm" svg:x="5cm" svg:y="0cm" presentation:class="title" presentation:user-transformed="true">
          <draw:text-box>
            <text:p text:style-name="P7"><text:span text:style-name="T23">Отваряне, затваряне, четене и писане на файлове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Четене и писане</text:p>
              </text:list-item>
            </text:list>
          </draw:text-box>
        </draw:frame>
        <draw:custom-shape draw:style-name="gr19" draw:text-style-name="P15" draw:layer="layout" svg:width="21.308cm" svg:height="10.193cm" svg:x="2.046cm" svg:y="7cm">
          <text:p text:style-name="P14"><text:span text:style-name="T7">my $FH;</text:span></text:p>
          <text:p text:style-name="P14"><text:span text:style-name="T7">my $file = 'test.txt';</text:span></text:p>
          <text:p text:style-name="P14"><text:span text:style-name="T7">if (open($FH,'&lt;', $file) ) {</text:span></text:p>
          <text:p text:style-name="P14"><text:span text:style-name="T7"><text:s text:c="4"/></text:span><text:span text:style-name="T7">my @lines = &lt;$FH&gt;;</text:span></text:p>
          <text:p text:style-name="P14"><text:span text:style-name="T7"><text:s text:c="4"/></text:span><text:span text:style-name="T7">print "Content of $file:\n";</text:span></text:p>
          <text:p text:style-name="P14"><text:span text:style-name="T7"><text:s text:c="4"/></text:span><text:span text:style-name="T7">print $_ foreach (@lines);</text:span></text:p>
          <text:p text:style-name="P14"><text:span text:style-name="T7">}</text:span></text:p>
          <text:p text:style-name="P14"><text:span text:style-name="T7">else {</text:span></text:p>
          <text:p text:style-name="P14"><text:span text:style-name="T7"><text:s text:c="4"/></text:span><text:span text:style-name="T7">print 'Creating '. $file.$/;</text:span></text:p>
          <text:p text:style-name="P14"><text:span text:style-name="T7"><text:s text:c="4"/></text:span><text:span text:style-name="T7">open($FH,'&gt;', $file);</text:span></text:p>
          <text:p text:style-name="P14"><text:span text:style-name="T7"><text:s text:c="4"/></text:span><text:span text:style-name="T7">print $FH $_.':Hello!'.$/ for (1..4);</text:span></text:p>
          <text:p text:style-name="P14"><text:span text:style-name="T7">}</text:span></text:p>
          <text:p text:style-name="P14"><text:span text:style-name="T7">close $FH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1.539cm" svg:height="1.195cm" svg:x="23.504cm" svg:y="2.404cm">
          <draw:text-box>
            <text:p text:style-name="P7">(2)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25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20" draw:layer="layout" svg:width="20.4cm" svg:height="3.023cm" svg:x="5cm" svg:y="0cm" presentation:class="title" presentation:user-transformed="true">
          <draw:text-box>
            <text:p text:style-name="P7"><text:span text:style-name="T23">Отваряне, затваряне, четене и писане на файлове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Четене и писане – OO (обектно-ориентирано)</text:p>
              </text:list-item>
            </text:list>
          </draw:text-box>
        </draw:frame>
        <draw:custom-shape draw:style-name="gr20" draw:text-style-name="P15" draw:layer="layout" svg:width="21.308cm" svg:height="8.41cm" svg:x="2.192cm" svg:y="8cm">
          <text:p text:style-name="P14"><text:span text:style-name="T7">use IO::File;</text:span></text:p>
          <text:p text:style-name="P14"><text:span text:style-name="T7">my $file = 'test.txt';</text:span></text:p>
          <text:p text:style-name="P14"><text:span text:style-name="T7">my $fh = IO::File-&gt;new("&lt; $file");</text:span></text:p>
          <text:p text:style-name="P14"><text:span text:style-name="T7">my @lines;</text:span></text:p>
          <text:p text:style-name="P14"><text:span text:style-name="T7">$fh-&gt;binmode;#see binmode in perlfunc</text:span></text:p>
          <text:p text:style-name="P14"><text:span text:style-name="T7">@lines = $fh-&gt;getlines;</text:span></text:p>
          <text:p text:style-name="P14"><text:span text:style-name="T7">print "Content of $file:\n";</text:span></text:p>
          <text:p text:style-name="P14"><text:span text:style-name="T7">print $_ foreach (@lines);</text:span></text:p>
          <text:p text:style-name="P14"><text:span text:style-name="T7">$fh-&gt;clos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2" draw:layer="layout" svg:width="1.539cm" svg:height="1.195cm" svg:x="23.504cm" svg:y="2.404cm">
          <draw:text-box>
            <text:p text:style-name="P7"><text:span text:style-name="T24">(3)</text:span>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26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20" draw:layer="layout" svg:width="19.198cm" svg:height="3.023cm" svg:x="6.202cm" svg:y="0cm" presentation:class="title" presentation:user-transformed="true">
          <draw:text-box>
            <text:p text:style-name="P7">Обработване на файлове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unlink</text:p>
              </text:list-item>
              <text:list-item>
                <text:p text:style-name="P7">rename</text:p>
              </text:list-item>
              <text:list-item>
                <text:p text:style-name="P7">move</text:p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27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2" draw:layer="layout" svg:width="19.4cm" svg:height="3.023cm" svg:x="6cm" svg:y="-0.023cm" presentation:class="title" presentation:user-transformed="true">
          <draw:text-box>
            <text:p text:style-name="P7"><text:span text:style-name="T6">Обработване на файлове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unlink LIST<text:line-break/>unlink</text:p>
                <text:list>
                  <text:list-item>
                    <text:p text:style-name="P7">Премахва списък с файлове. <text:line-break/>Връща броя на успешно премахнатите файлове.</text:p>
                  </text:list-item>
                </text:list>
              </text:list-item>
            </text:list>
          </draw:text-box>
        </draw:frame>
        <draw:custom-shape draw:style-name="gr21" draw:text-style-name="P15" draw:layer="layout" svg:width="21.308cm" svg:height="1.4cm" svg:x="2.5cm" svg:y="12.6cm">
          <text:p text:style-name="P14"><text:span text:style-name="T7">unlink qw /test.txt errors.txt file.txt/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28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2" draw:layer="layout" svg:width="19.839cm" svg:height="3.023cm" svg:x="5.5cm" svg:y="-0.12cm" presentation:class="title" presentation:user-transformed="true">
          <draw:text-box>
            <text:p text:style-name="P7"><text:span text:style-name="T6">Обработване на файлове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name OLDNAME,NEWNAME</text:p>
                <text:list>
                  <text:list-item>
                    <text:p><text:span text:style-name="T20">Сменя името на файл; </text:span><text:span text:style-name="T20"><text:line-break/></text:span><text:span text:style-name="T20">съществуващ файл с новото име (NEWNAME</text:span><text:span text:style-name="T20">) ще бъде повреден.</text:span><text:span text:style-name="T20"><text:line-break/></text:span><text:span text:style-name="T20">Връща истина при успех, в обратния случай – лъжа.</text:span></text:p>
                  </text:list-item>
                  <text:list-item>
                    <text:p text:style-name="P7"><text:span text:style-name="T20">може да се използва като имплементация на </text:span><text:span text:style-name="T25">move</text:span></text:p>
                  </text:list-item>
                  <text:list-item>
                    <text:p text:style-name="P7"><text:span text:style-name="T20">Виж също </text:span>F<text:span text:style-name="T20">ile::Copy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29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0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2" draw:layer="layout" svg:width="19.4cm" svg:height="3.023cm" svg:x="6cm" svg:y="0cm" presentation:class="title" presentation:user-transformed="true">
          <draw:text-box>
            <text:p text:style-name="P7"><text:span text:style-name="T6">Обработване на файлове</text:span></text:p>
          </draw:text-box>
        </draw:frame>
        <draw:frame presentation:style-name="pr6" draw:text-style-name="P13" draw:layer="layout" svg:width="23.6cm" svg:height="14.825cm" svg:x="0.9cm" svg:y="3.522cm" presentation:class="outline" presentation:user-transformed="true">
          <draw:text-box>
            <text:list text:style-name="L4">
              <text:list-item>
                <text:p text:style-name="P7">move</text:p>
                <text:list>
                  <text:list-item>
                    <text:p text:style-name="P7">File::Copy</text:p>
                    <text:list>
                      <text:list-item>
                        <text:p text:style-name="P7">предоставя две основни функции – <text:span text:style-name="T26">copy</text:span> <text:s/>и <text:span text:style-name="T26">move</text:span></text:p>
                      </text:list-item>
                      <text:list-item>
                        <text:p text:style-name="P7"><text:span text:style-name="T27">Виж perldoc File::Copy</text:span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15" draw:layer="layout" svg:width="21.308cm" svg:height="2cm" svg:x="2.192cm" svg:y="13cm">
          <text:p text:style-name="P14"><text:span text:style-name="T7">use File::Copy "cp";#alias for 'copy'</text:span></text:p>
          <text:p text:style-name="P14"><text:span text:style-name="T7">cp("file.txt","file2.txt") or die "Copy failed: $!"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30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20" draw:layer="layout" svg:width="19.9cm" svg:height="3.023cm" svg:x="5.5cm" svg:y="0.5cm" presentation:class="title" presentation:user-transformed="true">
          <draw:text-box>
            <text:p text:style-name="P5"><text:span text:style-name="T23">Браузване и обработване на директории</text:span></text:p>
          </draw:text-box>
        </draw:frame>
        <draw:frame presentation:style-name="pr17" draw:text-style-name="P7" draw:layer="layout" svg:width="23.596cm" svg:height="13.347cm" svg:x="0.9cm" svg:y="5cm" presentation:class="outline" presentation:user-transformed="true">
          <draw:text-box>
            <text:list text:style-name="L4">
              <text:list-item>
                <text:p text:style-name="P7">opendir/closedir</text:p>
              </text:list-item>
              <text:list-item>
                <text:p text:style-name="P7">readdir/rewinddir</text:p>
              </text:list-item>
              <text:list-item>
                <text:p text:style-name="P7">mkdir/rmdir</text:p>
              </text:list-item>
              <text:list-item>
                <text:p text:style-name="P7">IO::Dir</text:p>
              </text:list-item>
              <text:list-item>
                <text:p text:style-name="P7">File::Path</text:p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31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20" draw:layer="layout" svg:width="20.4cm" svg:height="3.023cm" svg:x="5cm" svg:y="0cm" presentation:class="title" presentation:user-transformed="true">
          <draw:text-box>
            <text:p text:style-name="P5"><text:span text:style-name="T23">Браузване и обработване на директории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opendir DIRHANDLE,EXPR</text:p>
                <text:list>
                  <text:list-item>
                    <text:p text:style-name="P7"><text:span text:style-name="T15">Отваря директория, наречена EXPR, за да бъде обработена чрез readdir, telldir, seekdir, rewinddir и closedir. </text:span></text:p>
                  </text:list-item>
                  <text:list-item>
                    <text:p text:style-name="P7"><text:span text:style-name="T15">Връща истина при успех.</text:span></text:p>
                  </text:list-item>
                  <text:list-item>
                    <text:p text:style-name="P7"><text:span text:style-name="T15">Забележка: DIRHANDLE имат собствено именно пространство, отделно от това на FILEHANDLE</text:span></text:p>
                  </text:list-item>
                </text:list>
              </text:list-item>
              <text:list-item>
                <text:p text:style-name="P7">closedir</text:p>
                <text:list>
                  <text:list-item>
                    <text:p text:style-name="P7"><text:span text:style-name="T15">Затваря директория, отворена от opendir, и връща ??returns the success of that system call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32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20" draw:layer="layout" svg:width="20.4cm" svg:height="3.023cm" svg:x="5cm" svg:y="0cm" presentation:class="title" presentation:user-transformed="true">
          <draw:text-box>
            <text:p text:style-name="P5"><text:span text:style-name="T23">Браузване и обработване на директории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opendir DIRHANDLE,EXPR</text:p>
                <text:list>
                  <text:list-item>
                    <text:p text:style-name="P7"><text:span text:style-name="T15">Opens a directory named EXPR for processing by readdir, telldir, seekdir, rewinddir, and closedir. </text:span></text:p>
                  </text:list-item>
                  <text:list-item>
                    <text:p text:style-name="P7"><text:span text:style-name="T15">Returns true if successful.</text:span></text:p>
                  </text:list-item>
                  <text:list-item>
                    <text:p text:style-name="P7"><text:span text:style-name="T15">NOTE: DIRHANDLEs have their own namespace separate from FILEHANDLEs</text:span></text:p>
                  </text:list-item>
                </text:list>
              </text:list-item>
              <text:list-item>
                <text:p text:style-name="P7">closedir</text:p>
                <text:list>
                  <text:list-item>
                    <text:p text:style-name="P7"><text:span text:style-name="T15">Closes a directory opened by opendir and returns the success of that system call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33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20" draw:layer="layout" svg:width="20.4cm" svg:height="3.023cm" svg:x="5cm" svg:y="0cm" presentation:class="title" presentation:user-transformed="true">
          <draw:text-box>
            <text:p text:style-name="P5"><text:span text:style-name="T23">Браузване и обработване на директории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20">readdir DIRHANDLE</text:span></text:p>
                <text:list>
                  <text:list-item>
                    <text:p text:style-name="P7"><text:span text:style-name="T13">Returns the next directory entry for a directory opened by opendir. </text:span></text:p>
                  </text:list-item>
                  <text:list-item>
                    <text:p text:style-name="P7"><text:span text:style-name="T13">В списъчен контекст, връща всички останали елементи от/в директорията. In list context, returns all the rest of the entries in the directory. </text:span></text:p>
                  </text:list-item>
                  <text:list-item>
                    <text:p text:style-name="P7"><text:span text:style-name="T13">Ако няма повече елементи, връща недефинирана стойност в скаларен контекст или нулев списък в списъчен контекст.</text:span></text:p>
                  </text:list-item>
                </text:list>
              </text:list-item>
              <text:list-item>
                <text:p text:style-name="P7"><text:span text:style-name="T20">rewinddir DIRHANDLE</text:span></text:p>
                <text:list>
                  <text:list-item>
                    <text:p text:style-name="P7"><text:span text:style-name="T13">Sets the current position to the beginning of the directory for the readdir routine on DIRHANDLE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34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20" draw:layer="layout" svg:width="20.4cm" svg:height="3.023cm" svg:x="5cm" svg:y="0cm" presentation:class="title" presentation:user-transformed="true">
          <draw:text-box>
            <text:p text:style-name="P5"><text:span text:style-name="T23">Браузване и обработване на директории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20">mkdir FILENAME,MASK</text:span><text:span text:style-name="T20"><text:line-break/></text:span><text:span text:style-name="T20">mkdir FILENAME</text:span><text:span text:style-name="T20"><text:line-break/></text:span><text:span text:style-name="T20">mkdir</text:span></text:p>
                <text:list>
                  <text:list-item>
                    <text:p><text:span text:style-name="T15">Създава директория с определено име – FILENAME, и с разрешения, описани в MASK </text:span><text:span text:style-name="T15"><text:line-break/></text:span><text:span text:style-name="T15">(as modified by umask).</text:span></text:p>
                  </text:list-item>
                  <text:list-item>
                    <text:p text:style-name="P7"><text:span text:style-name="T15">При успех връща истина, иначе – връща лъжа и ???sets $! (errno). </text:span></text:p>
                  </text:list-item>
                  <text:list-item>
                    <text:p text:style-name="P7"><text:span text:style-name="T15">Ако е пропусната, MASK по подразбиране е 0777. </text:span></text:p>
                  </text:list-item>
                  <text:list-item>
                    <text:p text:style-name="P7"><text:span text:style-name="T15">Ако е пропуснато, FILENAME по подразбиране е $_. 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35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21.099cm" svg:height="3.023cm" svg:x="4.5cm" svg:y="-0.023cm" presentation:class="title" presentation:user-transformed="true">
          <draw:text-box>
            <text:p text:style-name="P5"><text:span text:style-name="T23">Браузване и обработване на директории</text:span></text:p>
          </draw:text-box>
        </draw:frame>
        <draw:frame presentation:style-name="pr18" draw:text-style-name="P7" draw:layer="layout" svg:width="23.596cm" svg:height="14.347cm" svg:x="0.9cm" svg:y="4cm" presentation:class="outline" presentation:user-transformed="true">
          <draw:text-box>
            <text:list text:style-name="L4">
              <text:list-item>
                <text:p text:style-name="P7">rmdir FILENAME<text:line-break/>rmdir </text:p>
                <text:list>
                  <text:list-item>
                    <text:p text:style-name="P7">Изтрива директорията, определена с FILENAME, ако тази директория е празна.</text:p>
                  </text:list-item>
                  <text:list-item>
                    <text:p text:style-name="P7">При успех връща истина, иначе връща лъжа и <text:s/>???sets $! (errno). </text:p>
                  </text:list-item>
                  <text:list-item>
                    <text:p text:style-name="P7">Ако FILENAME е пропуснато, използва $_.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36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7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20.4cm" svg:height="3.023cm" svg:x="5cm" svg:y="0cm" presentation:class="title" presentation:user-transformed="true">
          <draw:text-box>
            <text:p text:style-name="P5"><text:span text:style-name="T23">Браузване и обработване на директории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File::Path and IO::Dir</text:p>
                <text:list>
                  <text:list-item>
                    <text:p text:style-name="P7">File::Path – Създава или премахва дърво с директории</text:p>
                    <text:list>
                      <text:list-item>
                        <text:p text:style-name="P7">предоставя <text:span text:style-name="T26">mkpath</text:span> и <text:span text:style-name="T26">rmtree</text:span> за създаване и съответно за премахване на всички пътища на директорията</text:p>
                      </text:list-item>
                    </text:list>
                  </text:list-item>
                  <text:list-item>
                    <text:p text:style-name="P7">IO::Dir – осигурява обектни методи за манипулаторите на директории</text:p>
                    <text:list>
                      <text:list-item>
                        <text:p text:style-name="P7">just wrappers around perl's built in directory reading routi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37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20.9cm" svg:height="3.023cm" svg:x="4.5cm" svg:y="0cm" presentation:class="title" presentation:user-transformed="true">
          <draw:text-box>
            <text:p text:style-name="P5"><text:span text:style-name="T23">Браузване и обработване на директории</text:span></text:p>
          </draw:text-box>
        </draw:frame>
        <draw:frame presentation:style-name="pr10" draw:text-style-name="P7" draw:layer="layout" svg:width="23.596cm" svg:height="13.847cm" svg:x="0.9cm" svg:y="4.5cm" presentation:class="outline" presentation:user-transformed="true">
          <draw:text-box>
            <text:list text:style-name="L4">
              <text:list-item>
                <text:p text:style-name="P7">Пример:</text:p>
              </text:list-item>
            </text:list>
          </draw:text-box>
        </draw:frame>
        <draw:custom-shape draw:style-name="gr10" draw:text-style-name="P15" draw:layer="layout" svg:width="21.308cm" svg:height="1.121cm" svg:x="2.192cm" svg:y="8cm">
          <text:p text:style-name="P14"><text:span text:style-name="T7">#see 06_io/directories.pl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38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File-tests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20">-X FILEHANDLE </text:span><text:span text:style-name="T20"><text:line-break/></text:span><text:span text:style-name="T20">-X EXPR</text:span><text:span text:style-name="T20"><text:line-break/></text:span><text:span text:style-name="T20">-X DIRHANDLE</text:span><text:span text:style-name="T20"><text:line-break/></text:span><text:span text:style-name="T20">-X </text:span></text:p>
                <text:list>
                  <text:list-item>
                    <text:p text:style-name="P7"><text:span text:style-name="T13">A file test, where X is one of the letters listed below.</text:span></text:p>
                  </text:list-item>
                  <text:list-item>
                    <text:p text:style-name="P7"><text:span text:style-name="T13">tests the associated file to see if something is true about it</text:span></text:p>
                  </text:list-item>
                  <text:list-item>
                    <text:p text:style-name="P7"><text:span text:style-name="T13">If the argument is omitted, tests $_, except for -t, which tests STDIN</text:span></text:p>
                  </text:list-item>
                  <text:list-item>
                    <text:p text:style-name="P7"><text:span text:style-name="T13">returns 1 for true and '' for false, or the undefined value if the file doesn't exist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39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File-tests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20">-X може да е някое от:</text:span></text:p>
              </text:list-item>
            </text:list>
          </draw:text-box>
        </draw:frame>
        <draw:custom-shape draw:style-name="gr22" draw:text-style-name="P15" draw:layer="layout" svg:width="21.308cm" svg:height="10.5cm" svg:x="2.046cm" svg:y="5.5cm">
          <text:p text:style-name="P14"><text:span text:style-name="T7">-r <text:s/>File is readable by effective uid/gid.</text:span></text:p>
          <text:p text:style-name="P14"><text:span text:style-name="T7">-w <text:s/>File is writable by effective uid/gid.</text:span></text:p>
          <text:p text:style-name="P14"><text:span text:style-name="T7">-x <text:s/>File is executable by effective uid/gid.</text:span></text:p>
          <text:p text:style-name="P14"><text:span text:style-name="T7">-o <text:s/>File is owned by effective uid.</text:span></text:p>
          <text:p text:style-name="P14"><text:span text:style-name="T7"/></text:p>
          <text:p text:style-name="P14"><text:span text:style-name="T7">-R <text:s/>File is readable by real uid/gid.</text:span></text:p>
          <text:p text:style-name="P14"><text:span text:style-name="T7">-W <text:s/>File is writable by real uid/gid.</text:span></text:p>
          <text:p text:style-name="P14"><text:span text:style-name="T7">-X <text:s/>File is executable by real uid/gid.</text:span></text:p>
          <text:p text:style-name="P14"><text:span text:style-name="T7">-O <text:s/>File is owned by real uid.</text:span></text:p>
          <text:p text:style-name="P14"><text:span text:style-name="T7"/></text:p>
          <text:p text:style-name="P14"><text:span text:style-name="T7">-e <text:s/>File exists.</text:span></text:p>
          <text:p text:style-name="P14"><text:span text:style-name="T7">-z <text:s/>File has zero size (is empty).</text:span></text:p>
          <text:p text:style-name="P14"><text:span text:style-name="T7">-s <text:s/>File has nonzero size (returns size in bytes)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40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1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File-tests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20">-X може да е някое от:</text:span></text:p>
              </text:list-item>
            </text:list>
          </draw:text-box>
        </draw:frame>
        <draw:custom-shape draw:style-name="gr22" draw:text-style-name="P18" draw:layer="layout" svg:width="21.308cm" svg:height="13.77cm" svg:x="2.046cm" svg:y="4.7cm">
          <text:p text:style-name="P14"><text:span text:style-name="T11">-f <text:s/>File is a plain file.</text:span></text:p>
          <text:p text:style-name="P14"><text:span text:style-name="T11">-d <text:s/>File is a directory.</text:span></text:p>
          <text:p text:style-name="P14"><text:span text:style-name="T11">-l <text:s/>File is a symbolic link.</text:span></text:p>
          <text:p text:style-name="P14"><text:span text:style-name="T11">-p <text:s/>File is a named pipe (FIFO), or Filehandle is a pipe.</text:span></text:p>
          <text:p text:style-name="P14"><text:span text:style-name="T11">-S <text:s/>File is a socket.</text:span></text:p>
          <text:p text:style-name="P14"><text:span text:style-name="T11">-b <text:s/>File is a block special file.</text:span></text:p>
          <text:p text:style-name="P14"><text:span text:style-name="T11">-c <text:s/>File is a character special file.</text:span></text:p>
          <text:p text:style-name="P14"><text:span text:style-name="T11">-t <text:s/>Filehandle is opened to a tty.</text:span></text:p>
          <text:p text:style-name="P14"><text:span text:style-name="T11"/></text:p>
          <text:p text:style-name="P14"><text:span text:style-name="T11">-u <text:s/>File has setuid bit set.</text:span></text:p>
          <text:p text:style-name="P14"><text:span text:style-name="T11">-g <text:s/>File has setgid bit set.</text:span></text:p>
          <text:p text:style-name="P14"><text:span text:style-name="T11">-k <text:s/>File has sticky bit set.</text:span></text:p>
          <text:p text:style-name="P14"><text:span text:style-name="T11"/></text:p>
          <text:p text:style-name="P14"><text:span text:style-name="T11">-T <text:s/>File is an ASCII text file (heuristic guess).</text:span></text:p>
          <text:p text:style-name="P14"><text:span text:style-name="T11">-B <text:s/>File is a "binary" file (opposite of -T).</text:span></text:p>
          <text:p text:style-name="P14"><text:span text:style-name="T11"/></text:p>
          <text:p text:style-name="P14"><text:span text:style-name="T11">-M <text:s/>Script start time minus file modification time, in days.</text:span></text:p>
          <text:p text:style-name="P14"><text:span text:style-name="T11">-A <text:s/>Same for access time.</text:span></text:p>
          <text:p text:style-name="P14"><text:span text:style-name="T11">-C <text:s/>Same for inode change time (Unix, may differ for other platfor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2" draw:layer="layout" svg:width="1.539cm" svg:height="1.195cm" svg:x="23.505cm" svg:y="2.405cm">
          <draw:text-box>
            <text:p text:style-name="P7"><text:span text:style-name="T24">(2)</text:span>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41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2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2.9cm" svg:height="3.023cm" svg:x="12.5cm" svg:y="0cm" presentation:class="title" presentation:user-transformed="true">
          <draw:text-box>
            <text:p text:style-name="P7">PerlIO</text:p>
          </draw:text-box>
        </draw:frame>
        <draw:frame presentation:style-name="pr6" draw:text-style-name="P24" draw:layer="layout" svg:width="23.596cm" svg:height="14.825cm" svg:x="1cm" svg:y="3.5cm" presentation:class="outline" presentation:user-transformed="true">
          <draw:text-box>
            <text:list text:style-name="L4">
              <text:list-item>
                <text:p text:style-name="P7"><text:span text:style-name="T28">Понятието за “текст” се промени през последните години</text:span></text:p>
                <text:list>
                  <text:list-item>
                    <text:p text:style-name="P7"><text:span text:style-name="T28">1 byte не винаги е 1 знак</text:span></text:p>
                  </text:list-item>
                </text:list>
              </text:list-item>
              <text:list-item>
                <text:p text:style-name="P7"><text:span text:style-name="T28">PerlIO е в CORE (ядрото)</text:span></text:p>
              </text:list-item>
              <text:list-item>
                <text:p text:style-name="P7"><text:span text:style-name="T28">On the fly Charset convertion</text:span></text:p>
                <text:list>
                  <text:list-item>
                    <text:p text:style-name="P7"><text:span text:style-name="T28">transparent</text:span></text:p>
                  </text:list-item>
                  <text:list-item>
                    <text:p text:style-name="P7"><text:span text:style-name="T28">efficient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42" presentation:class="page"/>
          <draw:frame presentation:style-name="pr19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4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PerlIO</text:p>
          </draw:text-box>
        </draw:frame>
        <draw:frame presentation:style-name="pr20" draw:text-style-name="P2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13">Виж: perluniintro, perlunifaq, perlunicode, <text:s/>perlunitut</text:span></text:p>
              </text:list-item>
            </text:list>
          </draw:text-box>
        </draw:frame>
        <draw:custom-shape draw:style-name="gr23" draw:text-style-name="P15" draw:layer="layout" svg:width="21cm" svg:height="12.5cm" svg:x="2cm" svg:y="5.5cm">
          <text:p text:style-name="P14"><text:span text:style-name="T7">use utf8;#comment this line</text:span></text:p>
          <text:p text:style-name="P14"><text:span text:style-name="T7">if ($^O =~/win32/i) {</text:span></text:p>
          <text:p text:style-name="P14"><text:span text:style-name="T7"><text:s text:c="4"/></text:span><text:span text:style-name="T7">require Win32::Locale;</text:span></text:p>
          <text:p text:style-name="P14"><text:span text:style-name="T7"><text:s text:c="4"/></text:span><text:span text:style-name="T7">binmode(STDOUT, ":encoding(cp866)")</text:span></text:p>
          <text:p text:style-name="P14"><text:span text:style-name="T7"><text:s text:c="8"/></text:span><text:span text:style-name="T7">if(Win32::Locale::get_language() eq 'bg')</text:span></text:p>
          <text:p text:style-name="P14"><text:span text:style-name="T7">}</text:span></text:p>
          <text:p text:style-name="P14"><text:span text:style-name="T7">else{#assume some unix</text:span></text:p>
          <text:p text:style-name="P14"><text:span text:style-name="T7"><text:s text:c="4"/></text:span><text:span text:style-name="T7">binmode(STDOUT, ':utf8') if $ENV{LANG} =~/UTF-8/;</text:span></text:p>
          <text:p text:style-name="P14"><text:span text:style-name="T7">}</text:span></text:p>
          <text:p text:style-name="P14"><text:span text:style-name="T7">my ($малки, $големи) = ("BOB\n", "боб$/");</text:span></text:p>
          <text:p text:style-name="P14"><text:span text:style-name="T7">print lc $малки, uc($големи) ;</text:span></text:p>
          <text:p text:style-name="P14"><text:span text:style-name="T7">print chomp($малки, $големи) ;</text:span></text:p>
          <text:p text:style-name="P14"><text:span text:style-name="T7">print length $малки,'|',length $големи ;</text:span></text:p>
          <text:p text:style-name="P14"><text:span text:style-name="T7">print $малки, $големи 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2" draw:layer="layout" svg:width="1.539cm" svg:height="1.195cm" svg:x="23.506cm" svg:y="2.406cm">
          <draw:text-box>
            <text:p text:style-name="P7"><text:span text:style-name="T24">(2)</text:span>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43" presentation:class="page"/>
          <draw:frame presentation:style-name="pr19" draw:text-style-name="P1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7" draw:layer="layout" svg:width="24.9cm" svg:height="2.528cm" svg:x="0.54cm" svg:y="2.361cm" presentation:class="title" presentation:user-transformed="true">
          <draw:text-box>
            <text:p text:style-name="P26"><text:span text:style-name="T29">IO, Потоци, Фаилове и Директории</text:span></text:p>
          </draw:text-box>
        </draw:frame>
        <draw:frame presentation:style-name="pr21" draw:text-style-name="P29" draw:layer="layout" svg:width="12.801cm" svg:height="3.405cm" svg:x="6.499cm" svg:y="7.523cm" presentation:class="outline" presentation:user-transformed="true">
          <draw:text-box>
            <text:p text:style-name="P28"><text:span text:style-name="T30">Въпроси?</text:span></text:p>
          </draw:text-box>
        </draw:frame>
        <presentation:notes draw:style-name="dp5">
          <draw:page-thumbnail draw:layer="layout" svg:width="14.213cm" svg:height="10.659cm" svg:x="2.756cm" svg:y="2.134cm" draw:page-number="44"/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2" draw:display-name="Bitmape 2" xlink:href="Pictures/10000000000003200000025800EFCCE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1z0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_3f__3f__20__3f__3f__3f__3f__3f__3f__3f__3f__3f__3f__3f__3f_" style:display-name="?? ???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" style:display-name="????? ??? 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" style:display-name="????? 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_3f__3f_" style:display-name="????? 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" style:display-name="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_2c__20__3f__3f__3f__3f__3f__3f__3f__3f__3f__3f__20__3f__3f__3f__3f__3f__3f__3f__3f__3f_" style:display-name="??????? ?????, ???????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20__3f__3f__20__3f__3f__3f__3f__3f__3f__20__3f__3f__3f_" style:display-name="?????? ?? ?????? ???" style:family="graphic">
      <style:paragraph-properties fo:margin-left="0cm" fo:margin-right="0cm" fo:margin-top="0cm" fo:margin-bottom="0cm" fo:line-height="103%" fo:text-align="start" fo:text-indent="1.058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1" style:display-name="????????1" style:family="graphic">
      <style:paragraph-properties fo:margin-left="0cm" fo:margin-right="0cm" fo:margin-top="0cm" fo:margin-bottom="0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2" style:display-name="????????2" style:family="graphic">
      <style:paragraph-properties fo:margin-left="0cm" fo:margin-right="0.351cm" fo:margin-top="0.178cm" fo:margin-bottom="0.178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20__3f__3f__3f__3f__3f__3f__3f__3f__3f__3f__3f__3f__7e_LT_7e_Gliederung_20_1" style:display-name="?? ????????????~LT~Gliederung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20__3f__3f__3f__3f__3f__3f__3f__3f__3f__3f__3f__3f__7e_LT_7e_Gliederung_20_2" style:display-name="?? ????????????~LT~Gliederung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20__3f__3f__3f__3f__3f__3f__3f__3f__3f__3f__3f__3f__7e_LT_7e_Gliederung_20_3" style:display-name="?? ????????????~LT~Gliederung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Gliederung_20_4" style:display-name="?? ????????????~LT~Gliederung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20__3f__3f__3f__3f__3f__3f__3f__3f__3f__3f__3f__3f__7e_LT_7e_Gliederung_20_5" style:display-name="?? ????????????~LT~Gliederung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6" style:display-name="?? ????????????~LT~Gliederung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7" style:display-name="?? ????????????~LT~Gliederung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8" style:display-name="?? ????????????~LT~Gliederung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9" style:display-name="?? ????????????~LT~Gliederung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Titel" style:display-name="?? ????????????~LT~Titel" style:family="graphic">
      <style:paragraph-properties fo:margin-left="0cm" fo:margin-right="0cm" fo:margin-top="0cm" fo:margin-bottom="0cm" fo:line-height="8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40pt" fo:font-style="normal" fo:text-shadow="1pt 1pt" style:text-underline-style="none" fo:font-weight="bold" style:font-family-asian="'Arial Unicode MS'" style:font-family-generic-asian="swiss" style:font-pitch-asian="variable" style:font-size-asian="40pt" style:font-style-asian="normal" style:font-weight-asian="bold" style:font-family-complex="'Arial Unicode MS'" style:font-family-generic-complex="swiss" style:font-pitch-complex="variable" style:font-size-complex="40pt" style:font-style-complex="normal" style:font-weight-complex="bold" style:text-emphasize="none"/>
    </style:style>
    <style:style style:name="_3f__3f__20__3f__3f__3f__3f__3f__3f__3f__3f__3f__3f__3f__3f__7e_LT_7e_Untertitel" style:display-name="?? ????????????~LT~Untertitel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Notizen" style:display-name="?? ????????????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20__3f__3f__3f__3f__3f__3f__3f__3f__3f__3f__3f__3f__7e_LT_7e_Hintergrundobjekte" style:display-name="?? ????????????~LT~Hintergrundobjekte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/>
    </style:style>
    <style:style style:name="_3f__3f__20__3f__3f__3f__3f__3f__3f__3f__3f__3f__3f__3f__3f__7e_LT_7e_Hintergrund" style:display-name="?? ????????????~LT~Hintergrund" style:family="graphic">
      <style:paragraph-properties fo:text-align="center" style:text-autospace="none"/>
    </style:style>
    <style:style style:name="_3f__3f__3f__3f__3f__3f__3f__3f__3f__3f__3f_" style:display-name="???????????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3f__3f__20__3f__3f__3f__3f__3f__3f_" style:display-name="?????? 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/>
    </style:style>
    <style:style style:name="_3f__3f__3f_" style:display-name="???" style:family="graphic">
      <style:paragraph-properties fo:text-align="center" style:text-autospace="none"/>
    </style:style>
    <style:style style:name="_3f__3f__3f__3f__3f__3f__3f_" style:display-name="???????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3f__3f__20_1" style:display-name="????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3f__3f__20_2" style:display-name="????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3f__3f__20_3" style:display-name="????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20_4" style:display-name="????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3f__3f__20_5" style:display-name="????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6" style:display-name="????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7" style:display-name="????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8" style:display-name="????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9" style:display-name="????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outline1" draw:layer="backgroundobjects" svg:width="23.596cm" svg:height="11.049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1cm" svg:y="0.1cm">
        <draw:image xlink:href="Pictures/100002010000006B000000358834D150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2-03T03:52:43</meta:creation-date>
    <dc:creator>Tedi </dc:creator>
    <dc:date>2012-12-15T16:05:14</dc:date>
    <meta:editing-cycles>261</meta:editing-cycles>
    <meta:editing-duration>P1DT8H30M</meta:editing-duration>
    <meta:document-statistic meta:object-count="241"/>
    <meta:user-defined meta:name="Info 1"/>
    <meta:user-defined meta:name="Info 2"/>
    <meta:user-defined meta:name="Info 3"/>
    <meta:user-defined meta:name="Info 4"/>
  </office:meta>
</office:document-meta>
</file>